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adornments="Bold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61515" draw:fill="none" draw:fill-color="#c61515" draw:textarea-vertical-align="middle" fo:min-height="6.1cm"/>
      <style:paragraph-properties style:writing-mode="lr-tb"/>
    </style:style>
    <style:style style:name="P1" style:family="paragraph">
      <style:paragraph-properties fo:text-align="center">
        <style:tab-stops/>
      </style:paragraph-properties>
      <style:text-properties style:font-name="Serif"/>
    </style:style>
    <style:style style:name="P2" style:family="paragraph">
      <loext:graphic-properties draw:fill="none" draw:fill-color="#c61515"/>
      <style:paragraph-properties fo:text-align="center" style:writing-mode="lr-tb">
        <style:tab-stops/>
      </style:paragraph-properties>
      <style:text-properties fo:color="#c61515" loext:opacity="100%" style:font-name="Serif" fo:font-size="80pt" fo:font-weight="bold"/>
    </style:style>
    <style:style style:name="T1" style:family="text">
      <style:text-properties fo:color="#c61515" loext:opacity="100%" style:font-name="Serif" fo:font-size="8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295cm" svg:height="6.35cm" svg:x="0.279cm" svg:y="0.279cm">
          <draw:text-box>
            <text:p text:style-name="P1"><text:span text:style-name="T1">A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79cm" fo:margin-bottom="0.279cm" fo:margin-left="0.279cm" fo:margin-right="0.279cm" fo:page-width="6.807cm" fo:page-height="6.8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09T20:49:59.756206703</dc:date>
    <meta:editing-duration>PT2H33M33S</meta:editing-duration>
    <meta:editing-cycles>2</meta:editing-cycles>
    <meta:document-statistic meta:object-count="1"/>
  </office:meta>
</office:document-meta>
</file>